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ca" fo:country="ES" officeooo:rsid="00185ce6" officeooo:paragraph-rsid="00185ce6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ca" fo:country="ES" officeooo:rsid="00185ce6" officeooo:paragraph-rsid="00185ce6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19480a" officeooo:paragraph-rsid="0019480a" style:font-size-asian="10.5pt"/>
    </style:style>
    <style:style style:name="P4" style:family="paragraph" style:parent-style-name="Standard" style:list-style-name="L1">
      <style:paragraph-properties fo:text-align="start" style:justify-single-word="false"/>
      <style:text-properties fo:language="ca" fo:country="ES" officeooo:rsid="0019480a" officeooo:paragraph-rsid="0019480a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rsid="001d50e8" officeooo:paragraph-rsid="001d50e8" style:font-size-asian="10.5pt"/>
    </style:style>
    <style:style style:name="P6" style:family="paragraph" style:parent-style-name="Standard" style:list-style-name="L2">
      <style:paragraph-properties fo:text-align="start" style:justify-single-word="false"/>
      <style:text-properties fo:language="ca" fo:country="ES" officeooo:rsid="001d50e8" officeooo:paragraph-rsid="001d50e8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ca" fo:country="ES" fo:font-weight="bold" officeooo:rsid="001d50e8" officeooo:paragraph-rsid="001d50e8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ca" fo:country="ES" style:text-underline-style="solid" style:text-underline-width="auto" style:text-underline-color="font-color" fo:font-weight="bold" officeooo:rsid="001ed1c6" officeooo:paragraph-rsid="001ed1c6" style:font-size-asian="10.5pt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language="ca" fo:country="ES" fo:font-weight="normal" officeooo:rsid="001ed1c6" officeooo:paragraph-rsid="001ed1c6" style:font-size-asian="10.5pt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language="ca" fo:country="ES" fo:font-weight="normal" officeooo:rsid="001faaee" officeooo:paragraph-rsid="001faaee" style:font-size-asian="10.5pt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language="ca" fo:country="ES" style:text-underline-style="none" fo:font-weight="normal" officeooo:rsid="00226625" officeooo:paragraph-rsid="00226625" style:font-size-asian="10.5pt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language="ca" fo:country="ES" style:text-underline-style="none" fo:font-weight="normal" officeooo:rsid="0023ff90" officeooo:paragraph-rsid="0023ff90" style:font-size-asian="10.5pt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language="ca" fo:country="ES" style:text-underline-style="none" fo:font-weight="bold" officeooo:rsid="00226625" officeooo:paragraph-rsid="00226625" style:font-size-asian="10.5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fo:font-weight="bold" officeooo:rsid="00185ce6" officeooo:paragraph-rsid="00185ce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ca" fo:country="ES" officeooo:rsid="0019480a" officeooo:paragraph-rsid="0019480a" style:font-size-asian="10.5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ca" fo:country="ES" officeooo:rsid="00185ce6" officeooo:paragraph-rsid="00185ce6" style:font-size-asian="10.5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4696"/>
    </style:style>
    <style:style style:name="T3" style:family="text">
      <style:text-properties officeooo:rsid="001ed1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aaee"/>
    </style:style>
    <style:style style:name="T6" style:family="text">
      <style:text-properties style:text-underline-style="none"/>
    </style:style>
    <style:style style:name="T7" style:family="text">
      <style:text-properties officeooo:rsid="002421b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26cm" fo:min-width="4.0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323cm" fo:min-width="4.0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="Fin_20_de_20_línea_20_1" draw:marker-start-width="0.503cm" draw:marker-end="Fin_20_de_20_línea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E ZOOLÒGIC</text:p>
      <text:p text:style-name="P1"/>
      <text:p text:style-name="P2">Autors: Juan Manuel Sivianes, Xavier Valens Corró, Toni Dalmau Martínez, Jesus Beade.</text:p>
      <text:p text:style-name="P16"/>
      <text:p text:style-name="P2"/>
      <text:p text:style-name="P1">Estructura del programa</text:p>
      <text:p text:style-name="P2"/>
      <text:p text:style-name="P2"><draw:custom-shape text:anchor-type="paragraph" draw:z-index="0" draw:style-name="gr1" draw:text-style-name="P18" svg:width="4.088cm" svg:height="1.324cm" svg:x="6.75cm" svg:y="0.083cm"><text:p text:style-name="P17"><text:span text:style-name="T8">ZOOLÒGIC</text:span></text:p><draw:enhanced-geometry svg:viewBox="0 0 21600 21600" draw:type="rectangle" draw:enhanced-path="M 0 0 L 21600 0 21600 21600 0 21600 0 0 Z N"/></draw:custom-shape></text:p>
      <text:p text:style-name="P2"><draw:line text:anchor-type="paragraph" draw:z-index="12" draw:style-name="gr10" draw:text-style-name="P18" svg:x1="10.837cm" svg:y1="0.302cm" svg:x2="14.864cm" svg:y2="0.33cm"><text:p/></draw:line><draw:line text:anchor-type="paragraph" draw:z-index="13" draw:style-name="gr11" draw:text-style-name="P18" svg:x1="14.864cm" svg:y1="0.33cm" svg:x2="14.864cm" svg:y2="1.967cm"><text:p/></draw:line><draw:line text:anchor-type="paragraph" draw:z-index="14" draw:style-name="gr11" draw:text-style-name="P18" svg:x1="2.723cm" svg:y1="0.36cm" svg:x2="2.723cm" svg:y2="1.997cm"><text:p/></draw:line><draw:line text:anchor-type="paragraph" draw:z-index="15" draw:style-name="gr10" draw:text-style-name="P18" svg:x1="2.723cm" svg:y1="0.332cm" svg:x2="6.75cm" svg:y2="0.36cm"><text:p/></draw:line></text:p>
      <text:p text:style-name="P2"><draw:line text:anchor-type="paragraph" draw:z-index="16" draw:style-name="gr12" draw:text-style-name="P18" svg:x1="8.811cm" svg:y1="0.432cm" svg:x2="8.811cm" svg:y2="1.54cm"><text:p/></draw:line></text:p>
      <text:p text:style-name="P2"><draw:custom-shape text:anchor-type="paragraph" draw:z-index="1" draw:style-name="gr2" draw:text-style-name="P17" svg:width="4.088cm" svg:height="1.324cm" svg:x="0.605cm" svg:y="1.023cm"><text:p text:style-name="P17"><text:span text:style-name="T8">ESPAI</text:span></text:p><draw:enhanced-geometry svg:viewBox="0 0 21600 21600" draw:type="rectangle" draw:enhanced-path="M 0 0 L 21600 0 21600 21600 0 21600 0 0 Z N"/></draw:custom-shape><draw:custom-shape text:anchor-type="paragraph" draw:z-index="2" draw:style-name="gr3" draw:text-style-name="P17" svg:width="4.088cm" svg:height="1.324cm" svg:x="6.75cm" svg:y="1.053cm"><text:p text:style-name="P17"><text:span text:style-name="T8">ESPECIE</text:span></text:p><draw:enhanced-geometry svg:viewBox="0 0 21600 21600" draw:type="rectangle" draw:enhanced-path="M 0 0 L 21600 0 21600 21600 0 21600 0 0 Z N"/></draw:custom-shape><draw:custom-shape text:anchor-type="paragraph" draw:z-index="3" draw:style-name="gr4" draw:text-style-name="P20" svg:width="4.091cm" svg:height="1.327cm" svg:x="12.896cm" svg:y="0.993cm"><text:p text:style-name="P19"><text:span text:style-name="T9">CUIDADOR</text:span>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17" svg:width="4.088cm" svg:height="1.324cm" svg:x="0.577cm" svg:y="3.2cm"><text:p text:style-name="P17"><text:span text:style-name="T8">TIPUS</text:span></text:p><draw:enhanced-geometry svg:viewBox="0 0 21600 21600" draw:type="rectangle" draw:enhanced-path="M 0 0 L 21600 0 21600 21600 0 21600 0 0 Z N"/></draw:custom-shape><draw:custom-shape text:anchor-type="paragraph" draw:z-index="5" draw:style-name="gr6" draw:text-style-name="P17" svg:width="4.088cm" svg:height="1.324cm" svg:x="6.72cm" svg:y="3.17cm"><text:p text:style-name="P17"><text:span text:style-name="T8">EXEMPLAR</text:span></text:p><draw:enhanced-geometry svg:viewBox="0 0 21600 21600" draw:type="rectangle" draw:enhanced-path="M 0 0 L 21600 0 21600 21600 0 21600 0 0 Z N"/></draw:custom-shape><draw:custom-shape text:anchor-type="paragraph" draw:z-index="6" draw:style-name="gr7" draw:text-style-name="P17" svg:width="4.088cm" svg:height="1.324cm" svg:x="12.806cm" svg:y="3.228cm"><text:p text:style-name="P17"><text:span text:style-name="T8">TASCA</text:span></text:p><draw:enhanced-geometry svg:viewBox="0 0 21600 21600" draw:type="rectangle" draw:enhanced-path="M 0 0 L 21600 0 21600 21600 0 21600 0 0 Z N"/></draw:custom-shape><draw:custom-shape text:anchor-type="paragraph" draw:z-index="7" draw:style-name="gr8" draw:text-style-name="P17" svg:width="4.088cm" svg:height="1.324cm" svg:x="6.72cm" svg:y="5.286cm"><text:p text:style-name="P17"><text:span text:style-name="T8">ALIMENT</text:span></text:p><draw:enhanced-geometry svg:viewBox="0 0 21600 21600" draw:type="rectangle" draw:enhanced-path="M 0 0 L 21600 0 21600 21600 0 21600 0 0 Z N"/></draw:custom-shape><draw:line text:anchor-type="paragraph" draw:z-index="8" draw:style-name="gr9" draw:text-style-name="P21" svg:x1="4.692cm" svg:y1="1.737cm" svg:x2="6.75cm" svg:y2="1.737cm"><text:p/></draw:line><draw:line text:anchor-type="paragraph" draw:z-index="9" draw:style-name="gr9" draw:text-style-name="P21" svg:x1="10.837cm" svg:y1="1.759cm" svg:x2="12.895cm" svg:y2="1.759cm"><text:p/></draw:line><draw:line text:anchor-type="paragraph" draw:z-index="10" draw:style-name="gr9" draw:text-style-name="P21" svg:x1="4.662cm" svg:y1="3.766cm" svg:x2="6.72cm" svg:y2="3.766cm"><text:p/></draw:line><draw:line text:anchor-type="paragraph" draw:z-index="11" draw:style-name="gr9" draw:text-style-name="P21" svg:x1="10.747cm" svg:y1="3.854cm" svg:x2="12.805cm" svg:y2="3.854cm"><text:p/></draw:line><draw:line text:anchor-type="paragraph" draw:z-index="17" draw:style-name="gr12" draw:text-style-name="P18" svg:x1="8.827cm" svg:y1="2.376cm" svg:x2="8.827cm" svg:y2="3.17cm"><text:p/></draw:line><draw:line text:anchor-type="paragraph" draw:z-index="18" draw:style-name="gr12" draw:text-style-name="P18" svg:x1="8.86cm" svg:y1="4.493cm" svg:x2="8.86cm" svg:y2="5.287cm"><text:p/></draw:line></text:p>
      <text:p text:style-name="P2"/>
      <text:p text:style-name="P2"/>
      <text:p text:style-name="P2"/>
      <text:p text:style-name="P2"><draw:line text:anchor-type="paragraph" draw:z-index="19" draw:style-name="gr12" draw:text-style-name="P18" svg:x1="14.995cm" svg:y1="0.372cm" svg:x2="14.991cm" svg:y2="1.28cm"><text:p/></draw:line><draw:line text:anchor-type="paragraph" draw:z-index="20" draw:style-name="gr12" draw:text-style-name="P18" svg:x1="2.666cm" svg:y1="0.399cm" svg:x2="2.662cm" svg:y2="1.307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Un <text:span text:style-name="T2">zoològic</text:span> està compost per:</text:p>
      <text:list xml:id="list3709766859719441528" text:style-name="L1">
        <text:list-item>
          <text:p text:style-name="P4">Uns espais (exemple: gàbia goril·les).</text:p>
          <text:list>
            <text:list-item>
              <text:list>
                <text:list-item>
                  <text:p text:style-name="P4">Un tipus de l'espai (exemple: tancat).</text:p>
                </text:list-item>
              </text:list>
            </text:list-item>
          </text:list>
        </text:list-item>
        <text:list-item>
          <text:p text:style-name="P4">Unes especies (exemples: goril·les).</text:p>
          <text:list>
            <text:list-item>
              <text:list>
                <text:list-item>
                  <text:p text:style-name="P4">Uns aliments per les especies.</text:p>
                  <text:list>
                    <text:list-item>
                      <text:p text:style-name="P4">Uns exemplars de cada especie (exemple: Chita).</text:p>
                      <text:list>
                        <text:list-item>
                          <text:list>
                            <text:list-item>
                              <text:p text:style-name="P4">Uns aliments per els exemplar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Uns cuidadors (exemple: Toni).</text:p>
          <text:list>
            <text:list-item>
              <text:list>
                <text:list-item>
                  <text:p text:style-name="P4">Unes tasques per a cada cuidador (exemple: alimentar a Chita).</text:p>
                </text:list-item>
              </text:list>
            </text:list-item>
          </text:list>
        </text:list-item>
      </text:list>
      <text:p text:style-name="P15"/>
      <text:p text:style-name="P3"/>
      <text:list xml:id="list1432597005637974757" text:style-name="L2">
        <text:list-item>
          <text:p text:style-name="P6">Primer hem de crear un zoològic. Si no cream un zoològic no podem afegir cap espai, especie, cuidador a cap banda i per tant, no podem fer operacions amb el programa.</text:p>
        </text:list-item>
        <text:list-item>
          <text:p text:style-name="P6">Després cream els Espais, Especies, Aliments, Cuidadors, Exemplars i Tasques.</text:p>
        </text:list-item>
        <text:list-item>
          <text:p text:style-name="P6">Quan tenim tots els objectes creats podem començar a fer operacions i provar els mètodes de les classes <text:span text:style-name="T3">(exemple: afegir cuidador, afegir tasca, eliminar especie, etc).</text:span></text:p>
        </text:list-item>
      </text:list>
      <text:p text:style-name="P5"/>
      <text:p text:style-name="P8">ATENCIÓ</text:p>
      <text:p text:style-name="P8"/>
      <text:list xml:id="list1225652523679949197" text:style-name="L3">
        <text:list-header>
          <text:p text:style-name="P13">Tots els mètodes comproven que els objectes estan al mateix zoològic, exemples:</text:p>
          <text:p text:style-name="P13"><text:span text:style-name="T1"/></text:p>
        </text:list-header>
        <text:list-item>
          <text:p text:style-name="P9">No es <text:span text:style-name="T5">pot afegir una especie a un espai que no està al mateix zoològic que la especie.</text:span></text:p>
        </text:list-item>
        <text:list-item>
          <text:p text:style-name="P10">No es pot afegir un exemplar a una especie que no està al zoològic.</text:p>
        </text:list-item>
        <text:list-item>
          <text:p text:style-name="P10">No es pot afegir un cuidador a una especie que no està al mateix zoològic que la especie.</text:p>
        </text:list-item>
        <text:list-item>
          <text:p text:style-name="P11">No es pot afegir una tasca a un cuidador que no existeix.</text:p>
        </text:list-item>
        <text:list-item>
          <text:p text:style-name="P11"><text:soft-page-break/>No es pot afegir una especie a un cuidador si no està al mateix zoològic que el cuidador</text:p>
        </text:list-item>
        <text:list-item>
          <text:p text:style-name="P11">No es pot assignar un espai a una especie que no està al zoològic.</text:p>
        </text:list-item>
        <text:list-item>
          <text:p text:style-name="P11">No es poden realitzar accions amb Especies, Cuidadors, Espais, Exemplar o Aliments que no existeixen.</text:p>
        </text:list-item>
        <text:list-item>
          <text:p text:style-name="P12">Es poden crear més de un zoològic, són independents, cadascun tendra les seves Especies, Cuidadors, Espais, Exemplars i Aliments. <text:span text:style-name="T7">I el funcionament es igual que els reflectits en els punts anteriors (exemple: no es pot afegir una especie a un cuidador si estan a zoològics diferents).</text:span></text:p>
        </text:list-item>
      </text:list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40:46.243000000</meta:creation-date>
    <dc:date>2016-03-02T19:10:43.957000000</dc:date>
    <meta:editing-duration>PT30M</meta:editing-duration>
    <meta:editing-cycles>13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6" meta:word-count="324" meta:character-count="1825" meta:non-whitespace-character-count="1547"/>
  </office:meta>
</office:document-meta>
</file>